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7810f" officeooo:paragraph-rsid="0017810f"/>
    </style:style>
    <style:style style:name="P3" style:family="paragraph" style:parent-style-name="Text_20_body">
      <style:paragraph-properties fo:text-align="justify" style:justify-single-word="false"/>
      <style:text-properties officeooo:rsid="0018e370" officeooo:paragraph-rsid="0018e370"/>
    </style:style>
    <style:style style:name="P4" style:family="paragraph" style:parent-style-name="Text_20_body">
      <style:paragraph-properties fo:text-align="justify" style:justify-single-word="false"/>
      <style:text-properties officeooo:rsid="001a0558" officeooo:paragraph-rsid="0025a744"/>
    </style:style>
    <style:style style:name="P5" style:family="paragraph" style:parent-style-name="Text_20_body">
      <style:paragraph-properties fo:text-align="justify" style:justify-single-word="false"/>
      <style:text-properties officeooo:rsid="001a0558" officeooo:paragraph-rsid="002798ab"/>
    </style:style>
    <style:style style:name="P6" style:family="paragraph" style:parent-style-name="Text_20_body">
      <style:paragraph-properties fo:text-align="justify" style:justify-single-word="false"/>
      <style:text-properties officeooo:rsid="001f7f95" officeooo:paragraph-rsid="001f7f95"/>
    </style:style>
    <style:style style:name="P7" style:family="paragraph" style:parent-style-name="Text_20_body">
      <style:paragraph-properties fo:text-align="justify" style:justify-single-word="false"/>
      <style:text-properties officeooo:rsid="00210db6" officeooo:paragraph-rsid="00210db6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font-style="italic" officeooo:rsid="002cda3c" officeooo:paragraph-rsid="002d3282" style:font-style-asian="italic" style:font-style-complex="italic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b0292"/>
    </style:style>
    <style:style style:name="T2" style:family="text">
      <style:text-properties officeooo:rsid="001ef6e5"/>
    </style:style>
    <style:style style:name="T3" style:family="text">
      <style:text-properties officeooo:rsid="001f5954"/>
    </style:style>
    <style:style style:name="T4" style:family="text">
      <style:text-properties officeooo:rsid="0023936e"/>
    </style:style>
    <style:style style:name="T5" style:family="text">
      <style:text-properties officeooo:rsid="002d3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Семь вечностей</text:h>
      <text:p text:style-name="P1"/>
      <text:h text:style-name="P12" text:outline-level="2">I</text:h>
      <text:p text:style-name="P10">Много лет прошло с той битвы. Я всё ещё переживаю каждый её миг, хотя воспоминания закры<text:span text:style-name="T5">ты</text:span> мощной бронёй запретов. Чтобы уйти от ежеминутной боли, я начинаю эту историю. Историю о забавном существе по имени Анон, живущем в далёком странном мире, говорящем смешные слова и совершающем нелепые поступки. <text:span text:style-name="T5">Придумывать новый мир легко и приятно, и это куда лучше, чем медленно погружаться в пучину безумия от отчаяния и осознания безнадёжности положения.</text:span></text:p>
      <text:p text:style-name="P10"><text:span text:style-name="T5">Да будет так.</text:span></text:p>
      <text:h text:style-name="P12" text:outline-level="2">II</text:h>
      <text:p text:style-name="P8"/>
      <text:h text:style-name="P12" text:outline-level="2">III</text:h>
      <text:p text:style-name="P8"/>
      <text:h text:style-name="P12" text:outline-level="2">IV</text:h>
      <text:p text:style-name="P8"/>
      <text:h text:style-name="P12" text:outline-level="2">V</text:h>
      <text:p text:style-name="P8"/>
      <text:h text:style-name="P12" text:outline-level="2">VI</text:h>
      <text:p text:style-name="P1"/>
      <text:h text:style-name="P12" text:outline-level="2">VII</text:h>
      <text:p text:style-name="P8"/>
      <text:p text:style-name="P3">На сцену вышла лошадь и уселась за стол. По залу прокатился вздох удивления.</text:p>
      <text:p text:style-name="P3">То, что лошадь уселась по человечески, <text:span text:style-name="T3">осторожно </text:span>умостив круп на скамейке и положив передние ноги на столешницу, само по себе смотрелось феерически. Но к удивлению примешивалась и немалая доля восхищения, вызванного статью лошади.</text:p>
      <text:p text:style-name="P5">Удивительно длинные ноги <text:span text:style-name="T1">гармонировали с грациозным телом белоснежного цвета. Зеленовато-фиолетовые хвост и грива были необычно объёмными, хотя при этом не создавали ощущения тяжести, плавно стекая вниз переливающимися локонами. О</text:span>брамлённые чудными ресницами <text:span text:style-name="T1">о</text:span>громные <text:span text:style-name="T4">вишнёвые </text:span>глаза <text:span text:style-name="T1">взирали на мир с той неуловимой интонацией, в которой можно было распознать одновременно и вселенскую мудрость, и детское простодушие. Чуть неправильный верхний прикус придавал смешливое выражение изящной морде создания. Искусно закреплённый на голове рог и на спине крылья только подчёркивали необычность существа.</text:span></text:p>
      <text:p text:style-name="P4"><text:soft-page-break/><text:span text:style-name="T1">В целом, лошадью животное можно было назвать с большой натяжкой – так, мы можем назвать суперкар Бугатти легковой машиной, но вероятность стоять <text:s/>в пробках спального района города у этой машины стремится к нулю.</text:span></text:p>
      <text:p text:style-name="P2">…</text:p>
      <text:p text:style-name="P7">Эта лошадь приговаривается к смертной казни через усекновение головы!</text:p>
      <text:p text:style-name="P7">Палач пригнул голову лошади к эшафоту. <text:span text:style-name="T2">Лошадь прикрыла глаза копытами</text:span></text:p>
      <text:p text:style-name="P3">…</text:p>
      <text:p text:style-name="P6">Не дам убивать говорящую лошадь!!!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06-12T01:19:05.973583176</dc:date>
    <meta:editing-duration>PT9H56M11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261" meta:character-count="1779" meta:non-whitespace-character-count="1535"/>
  </office:meta>
</office:document-meta>
</file>